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9375in" table:align="left"/>
    </style:style>
    <style:style style:name="Table1.A" style:family="table-column">
      <style:table-column-properties style:column-width="2.9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9375in" table:align="left"/>
    </style:style>
    <style:style style:name="Table5.A" style:family="table-column">
      <style:table-column-properties style:column-width="2.93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9375in" table:align="left"/>
    </style:style>
    <style:style style:name="Table3.A" style:family="table-column">
      <style:table-column-properties style:column-width="2.937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9375in" table:align="left"/>
    </style:style>
    <style:style style:name="Table4.A" style:family="table-column">
      <style:table-column-properties style:column-width="2.93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9375in" table:align="left"/>
    </style:style>
    <style:style style:name="Table6.A" style:family="table-column">
      <style:table-column-properties style:column-width="2.937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9375in" table:align="left"/>
    </style:style>
    <style:style style:name="Table7.A" style:family="table-column">
      <style:table-column-properties style:column-width="2.9375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549d" officeooo:paragraph-rsid="0011549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1549d" officeooo:paragraph-rsid="0011549d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299af" officeooo:paragraph-rsid="001299af"/>
    </style:style>
    <style:style style:name="P4" style:family="paragraph" style:parent-style-name="Standard">
      <style:text-properties officeooo:paragraph-rsid="001299af"/>
    </style:style>
    <style:style style:name="P5" style:family="paragraph" style:parent-style-name="Standard">
      <style:text-properties officeooo:rsid="0013c71a" officeooo:paragraph-rsid="0013c71a"/>
    </style:style>
    <style:style style:name="P6" style:family="paragraph" style:parent-style-name="Standard">
      <style:text-properties officeooo:paragraph-rsid="0013c71a"/>
    </style:style>
    <style:style style:name="P7" style:family="paragraph" style:parent-style-name="Standard">
      <style:text-properties officeooo:rsid="00169aa9" officeooo:paragraph-rsid="00169aa9"/>
    </style:style>
    <style:style style:name="P8" style:family="paragraph" style:parent-style-name="Standard">
      <style:text-properties officeooo:rsid="00169aa9" officeooo:paragraph-rsid="0017eccb"/>
    </style:style>
    <style:style style:name="P9" style:family="paragraph" style:parent-style-name="Standard">
      <style:text-properties fo:font-style="italic" officeooo:rsid="001299af" officeooo:paragraph-rsid="001299af" style:font-style-asian="italic" style:font-style-complex="italic"/>
    </style:style>
    <style:style style:name="P10" style:family="paragraph" style:parent-style-name="Standard">
      <style:text-properties fo:font-style="italic" officeooo:rsid="001917c9" officeooo:paragraph-rsid="001917c9" style:font-style-asian="italic" style:font-style-complex="italic"/>
    </style:style>
    <style:style style:name="P11" style:family="paragraph" style:parent-style-name="Standard">
      <style:text-properties fo:font-style="italic" officeooo:rsid="001917c9" officeooo:paragraph-rsid="001b96be" style:font-style-asian="italic" style:font-style-complex="italic"/>
    </style:style>
    <style:style style:name="P12" style:family="paragraph" style:parent-style-name="Standard">
      <style:text-properties fo:font-variant="normal" fo:text-transform="none" fo:color="#666666" fo:letter-spacing="normal" officeooo:rsid="0013c71a" officeooo:paragraph-rsid="001299af" style:font-name-asian="Helvetica Neue" style:font-style-asian="normal" style:font-weight-asian="normal"/>
    </style:style>
    <style:style style:name="P13" style:family="paragraph" style:parent-style-name="Standard">
      <style:text-properties fo:font-variant="normal" fo:text-transform="none" fo:color="#666666" fo:letter-spacing="normal" officeooo:rsid="0013c71a" officeooo:paragraph-rsid="0013c71a" style:font-name-asian="Helvetica Neue" style:font-style-asian="normal" style:font-weight-asian="normal"/>
    </style:style>
    <style:style style:name="P14" style:family="paragraph" style:parent-style-name="Standard">
      <style:text-properties fo:font-variant="normal" fo:text-transform="none" fo:color="#666666" fo:letter-spacing="normal" officeooo:rsid="0016565f" officeooo:paragraph-rsid="00169aa9" style:font-name-asian="Helvetica Neue" style:font-style-asian="normal" style:font-weight-asian="normal"/>
    </style:style>
    <style:style style:name="P15" style:family="paragraph" style:parent-style-name="Standard">
      <style:text-properties fo:font-variant="normal" fo:text-transform="none" fo:color="#666666" fo:letter-spacing="normal" officeooo:rsid="00169aa9" officeooo:paragraph-rsid="00169aa9" style:font-name-asian="Helvetica Neue" style:font-style-asian="normal" style:font-weight-asian="normal"/>
    </style:style>
    <style:style style:name="P16" style:family="paragraph" style:parent-style-name="Standard">
      <style:text-properties fo:font-variant="normal" fo:text-transform="none" fo:color="#666666" fo:letter-spacing="normal" officeooo:rsid="001917c9" officeooo:paragraph-rsid="001917c9" style:font-name-asian="Helvetica Neue" style:font-style-asian="normal" style:font-weight-asian="normal"/>
    </style:style>
    <style:style style:name="P17" style:family="paragraph" style:parent-style-name="Standard">
      <style:text-properties fo:font-variant="normal" fo:text-transform="none" fo:color="#666666" fo:letter-spacing="normal" officeooo:rsid="001299af" officeooo:paragraph-rsid="001a76b0" style:font-name-asian="Helvetica Neue" style:font-style-asian="normal" style:font-weight-asian="normal"/>
    </style:style>
    <style:style style:name="P18" style:family="paragraph" style:parent-style-name="Standard">
      <style:text-properties fo:font-variant="normal" fo:text-transform="none" fo:color="#666666" fo:letter-spacing="normal" officeooo:rsid="001cb99f" officeooo:paragraph-rsid="001cb99f" style:font-name-asian="Helvetica Neue" style:font-style-asian="normal" style:font-weight-asian="normal"/>
    </style:style>
    <style:style style:name="P19" style:family="paragraph" style:parent-style-name="Standard">
      <style:text-properties fo:font-variant="normal" fo:text-transform="none" fo:color="#666666" fo:letter-spacing="normal" officeooo:rsid="001cb99f" officeooo:paragraph-rsid="00244be0" style:font-name-asian="Helvetica Neue" style:font-style-asian="normal" style:font-weight-asian="normal"/>
    </style:style>
    <style:style style:name="P20" style:family="paragraph" style:parent-style-name="Standard">
      <style:text-properties fo:font-variant="normal" fo:text-transform="none" fo:color="#666666" fo:letter-spacing="normal" officeooo:rsid="001cb99f" officeooo:paragraph-rsid="0025b16d" style:font-name-asian="Helvetica Neue" style:font-style-asian="normal" style:font-weight-asian="normal"/>
    </style:style>
    <style:style style:name="P21" style:family="paragraph" style:parent-style-name="Standard">
      <style:text-properties fo:font-variant="normal" fo:text-transform="none" fo:color="#666666" fo:letter-spacing="normal" officeooo:rsid="001cb99f" officeooo:paragraph-rsid="00330e00" style:font-name-asian="Helvetica Neue" style:font-style-asian="normal" style:font-weight-asian="normal"/>
    </style:style>
    <style:style style:name="P22" style:family="paragraph" style:parent-style-name="Standard">
      <style:text-properties fo:font-variant="normal" fo:text-transform="none" fo:color="#666666" fo:letter-spacing="normal" officeooo:rsid="00209d60" officeooo:paragraph-rsid="00209d60" style:font-name-asian="Helvetica Neue" style:font-style-asian="normal" style:font-weight-asian="normal"/>
    </style:style>
    <style:style style:name="P23" style:family="paragraph" style:parent-style-name="Standard">
      <style:text-properties fo:font-variant="normal" fo:text-transform="none" fo:color="#666666" fo:letter-spacing="normal" officeooo:rsid="00229fc4" officeooo:paragraph-rsid="00229fc4" style:font-name-asian="Helvetica Neue" style:font-style-asian="normal" style:font-weight-asian="normal"/>
    </style:style>
    <style:style style:name="P24" style:family="paragraph" style:parent-style-name="Standard">
      <style:text-properties fo:font-variant="normal" fo:text-transform="none" fo:color="#666666" fo:letter-spacing="normal" officeooo:rsid="00229fc4" officeooo:paragraph-rsid="001cb99f" style:font-name-asian="Helvetica Neue" style:font-style-asian="normal" style:font-weight-asian="normal"/>
    </style:style>
    <style:style style:name="P25" style:family="paragraph" style:parent-style-name="Standard">
      <style:text-properties fo:font-variant="normal" fo:text-transform="none" fo:color="#666666" fo:letter-spacing="normal" officeooo:rsid="0023762a" officeooo:paragraph-rsid="001cb99f" style:font-name-asian="Helvetica Neue" style:font-style-asian="normal" style:font-weight-asian="normal"/>
    </style:style>
    <style:style style:name="P26" style:family="paragraph" style:parent-style-name="Standard">
      <style:text-properties fo:font-variant="normal" fo:text-transform="none" fo:color="#666666" fo:letter-spacing="normal" officeooo:rsid="0023762a" officeooo:paragraph-rsid="0025b16d" style:font-name-asian="Helvetica Neue" style:font-style-asian="normal" style:font-weight-asian="normal"/>
    </style:style>
    <style:style style:name="P27" style:family="paragraph" style:parent-style-name="Standard">
      <style:text-properties officeooo:paragraph-rsid="00244be0"/>
    </style:style>
    <style:style style:name="P28" style:family="paragraph" style:parent-style-name="Standard">
      <style:text-properties officeooo:paragraph-rsid="00283d77"/>
    </style:style>
    <style:style style:name="P29" style:family="paragraph" style:parent-style-name="Standard">
      <style:text-properties officeooo:paragraph-rsid="002a3a66"/>
    </style:style>
    <style:style style:name="P30" style:family="paragraph" style:parent-style-name="Standard">
      <style:text-properties officeooo:paragraph-rsid="002c79b0"/>
    </style:style>
    <style:style style:name="P31" style:family="paragraph" style:parent-style-name="Standard">
      <style:text-properties officeooo:rsid="00316d7b" officeooo:paragraph-rsid="00316d7b"/>
    </style:style>
    <style:style style:name="P32" style:family="paragraph" style:parent-style-name="Standard">
      <style:text-properties officeooo:rsid="00316d7b" officeooo:paragraph-rsid="00330e00"/>
    </style:style>
    <style:style style:name="P33" style:family="paragraph" style:parent-style-name="Standard">
      <style:text-properties officeooo:rsid="00352c38" officeooo:paragraph-rsid="00352c38"/>
    </style:style>
    <style:style style:name="P34" style:family="paragraph" style:parent-style-name="Standard">
      <style:text-properties officeooo:rsid="00353604" officeooo:paragraph-rsid="00353604"/>
    </style:style>
    <style:style style:name="P35" style:family="paragraph" style:parent-style-name="Text_20_body">
      <style:paragraph-properties fo:margin-left="0.1043in" fo:margin-right="0.1043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4b4b4b" fo:letter-spacing="normal"/>
    </style:style>
    <style:style style:name="P36" style:family="paragraph" style:parent-style-name="Table_20_Contents">
      <style:text-properties style:font-name-asian="Helvetica Neue"/>
    </style:style>
    <style:style style:name="P37" style:family="paragraph" style:parent-style-name="Table_20_Contents">
      <style:paragraph-properties fo:text-align="start" style:justify-single-word="false"/>
      <style:text-properties officeooo:rsid="001e7fbc" officeooo:paragraph-rsid="001e7fbc" style:font-name-asian="Helvetica Neue"/>
    </style:style>
    <style:style style:name="P38" style:family="paragraph" style:parent-style-name="Table_20_Contents">
      <style:paragraph-properties fo:text-align="start" style:justify-single-word="false"/>
      <style:text-properties officeooo:rsid="001e7fbc" officeooo:paragraph-rsid="00244be0" style:font-name-asian="Helvetica Neue"/>
    </style:style>
    <style:style style:name="P39" style:family="paragraph" style:parent-style-name="Table_20_Contents">
      <style:paragraph-properties fo:text-align="start" style:justify-single-word="false"/>
      <style:text-properties officeooo:rsid="001e7fbc" officeooo:paragraph-rsid="0025b16d" style:font-name-asian="Helvetica Neue"/>
    </style:style>
    <style:style style:name="P40" style:family="paragraph" style:parent-style-name="Table_20_Contents">
      <style:paragraph-properties fo:text-align="start" style:justify-single-word="false"/>
      <style:text-properties officeooo:rsid="00203a2a" officeooo:paragraph-rsid="00203a2a" style:font-name-asian="Helvetica Neue"/>
    </style:style>
    <style:style style:name="P41" style:family="paragraph" style:parent-style-name="Table_20_Contents">
      <style:paragraph-properties fo:text-align="start" style:justify-single-word="false"/>
      <style:text-properties officeooo:rsid="00203a2a" officeooo:paragraph-rsid="00244be0" style:font-name-asian="Helvetica Neue"/>
    </style:style>
    <style:style style:name="P42" style:family="paragraph" style:parent-style-name="Table_20_Contents">
      <style:paragraph-properties fo:text-align="start" style:justify-single-word="false"/>
      <style:text-properties officeooo:rsid="00203a2a" officeooo:paragraph-rsid="0025b16d" style:font-name-asian="Helvetica Neue"/>
    </style:style>
    <style:style style:name="P43" style:family="paragraph" style:parent-style-name="Table_20_Contents">
      <style:text-properties officeooo:rsid="002260c4" officeooo:paragraph-rsid="002260c4" style:font-name-asian="Helvetica Neue"/>
    </style:style>
    <style:style style:name="P44" style:family="paragraph" style:parent-style-name="Table_20_Contents">
      <style:paragraph-properties fo:text-align="start" style:justify-single-word="false"/>
      <style:text-properties officeooo:rsid="001e8f90" style:font-name-asian="Helvetica Neue"/>
    </style:style>
    <style:style style:name="P45" style:family="paragraph" style:parent-style-name="Table_20_Contents">
      <style:paragraph-properties fo:text-align="start" style:justify-single-word="false"/>
      <style:text-properties officeooo:rsid="001e8f90" officeooo:paragraph-rsid="0025b16d" style:font-name-asian="Helvetica Neue"/>
    </style:style>
    <style:style style:name="P46" style:family="paragraph" style:parent-style-name="Table_20_Contents">
      <style:paragraph-properties fo:text-align="start" style:justify-single-word="false"/>
      <style:text-properties officeooo:rsid="001e8f90" officeooo:paragraph-rsid="00279e23" style:font-name-asian="Helvetica Neue"/>
    </style:style>
    <style:style style:name="P47" style:family="paragraph" style:parent-style-name="Table_20_Contents">
      <style:paragraph-properties fo:text-align="start" style:justify-single-word="false"/>
      <style:text-properties officeooo:rsid="001e8f90" officeooo:paragraph-rsid="002a3a66" style:font-name-asian="Helvetica Neue"/>
    </style:style>
    <style:style style:name="P48" style:family="paragraph" style:parent-style-name="Table_20_Contents">
      <style:paragraph-properties fo:text-align="start" style:justify-single-word="false"/>
      <style:text-properties officeooo:rsid="001e8f90" officeooo:paragraph-rsid="002c79b0" style:font-name-asian="Helvetica Neue"/>
    </style:style>
    <style:style style:name="P49" style:family="paragraph" style:parent-style-name="Table_20_Contents">
      <style:paragraph-properties fo:text-align="start" style:justify-single-word="false"/>
      <style:text-properties officeooo:rsid="00244be0" officeooo:paragraph-rsid="00244be0" style:font-name-asian="Helvetica Neue"/>
    </style:style>
    <style:style style:name="P50" style:family="paragraph" style:parent-style-name="Table_20_Contents">
      <style:paragraph-properties fo:text-align="start" style:justify-single-word="false"/>
      <style:text-properties officeooo:rsid="00244f5e" officeooo:paragraph-rsid="00244f5e" style:font-name-asian="Helvetica Neue"/>
    </style:style>
    <style:style style:name="P51" style:family="paragraph" style:parent-style-name="Table_20_Contents">
      <style:paragraph-properties fo:text-align="start" style:justify-single-word="false"/>
      <style:text-properties officeooo:rsid="0025b16d" officeooo:paragraph-rsid="0025b16d" style:font-name-asian="Helvetica Neue"/>
    </style:style>
    <style:style style:name="P52" style:family="paragraph" style:parent-style-name="Table_20_Contents">
      <style:paragraph-properties fo:text-align="start" style:justify-single-word="false"/>
      <style:text-properties officeooo:rsid="0025b16d" officeooo:paragraph-rsid="002a3a66" style:font-name-asian="Helvetica Neue"/>
    </style:style>
    <style:style style:name="P53" style:family="paragraph" style:parent-style-name="Table_20_Contents">
      <style:paragraph-properties fo:text-align="start" style:justify-single-word="false"/>
      <style:text-properties officeooo:rsid="00279e23" officeooo:paragraph-rsid="00279e23" style:font-name-asian="Helvetica Neue"/>
    </style:style>
    <style:style style:name="P54" style:family="paragraph" style:parent-style-name="Table_20_Contents">
      <style:paragraph-properties fo:text-align="start" style:justify-single-word="false"/>
      <style:text-properties officeooo:rsid="00279e23" officeooo:paragraph-rsid="002c79b0" style:font-name-asian="Helvetica Neue"/>
    </style:style>
    <style:style style:name="P55" style:family="paragraph" style:parent-style-name="Table_20_Contents">
      <style:paragraph-properties fo:text-align="start" style:justify-single-word="false"/>
      <style:text-properties officeooo:rsid="002a3a66" officeooo:paragraph-rsid="002a3a66" style:font-name-asian="Helvetica Neue"/>
    </style:style>
    <style:style style:name="P56" style:family="paragraph" style:parent-style-name="Table_20_Contents">
      <style:paragraph-properties fo:text-align="start" style:justify-single-word="false"/>
      <style:text-properties officeooo:rsid="002abd2e" officeooo:paragraph-rsid="002abd2e" style:font-name-asian="Helvetica Neue"/>
    </style:style>
    <style:style style:name="P57" style:family="paragraph" style:parent-style-name="Table_20_Contents">
      <style:paragraph-properties fo:text-align="start" style:justify-single-word="false"/>
      <style:text-properties officeooo:rsid="002abd2e" officeooo:paragraph-rsid="002c79b0" style:font-name-asian="Helvetica Neue"/>
    </style:style>
    <style:style style:name="P58" style:family="paragraph" style:parent-style-name="Table_20_Contents">
      <style:paragraph-properties fo:text-align="start" style:justify-single-word="false"/>
      <style:text-properties officeooo:rsid="002c79b0" officeooo:paragraph-rsid="002c79b0" style:font-name-asian="Helvetica Neue"/>
    </style:style>
    <style:style style:name="P59" style:family="paragraph" style:parent-style-name="Table_20_Contents">
      <style:text-properties officeooo:rsid="00330e00" officeooo:paragraph-rsid="00330e00"/>
    </style:style>
    <style:style style:name="P60" style:family="paragraph" style:parent-style-name="Table_20_Contents">
      <style:text-properties officeooo:rsid="00342576" officeooo:paragraph-rsid="00342576"/>
    </style:style>
    <style:style style:name="P61" style:family="paragraph" style:parent-style-name="Standard">
      <style:text-properties officeooo:rsid="00342576" officeooo:paragraph-rsid="00244be0"/>
    </style:style>
    <style:style style:name="P62" style:family="paragraph" style:parent-style-name="Standard">
      <style:text-properties officeooo:rsid="00353604" officeooo:paragraph-rsid="00244be0"/>
    </style:style>
    <style:style style:name="P63" style:family="paragraph" style:parent-style-name="Standard">
      <style:text-properties officeooo:paragraph-rsid="003aa6dc"/>
    </style:style>
    <style:style style:name="P64" style:family="paragraph" style:parent-style-name="Table_20_Contents">
      <style:paragraph-properties fo:text-align="start" style:justify-single-word="false"/>
      <style:text-properties officeooo:rsid="0039b4b2" officeooo:paragraph-rsid="0039b4b2" style:font-name-asian="Helvetica Neue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style:font-name-asian="Verdana" style:font-size-asian="9.75pt" style:font-style-asian="normal" style:font-weight-asian="normal"/>
    </style:style>
    <style:style style:name="T3" style:family="text">
      <style:text-properties style:text-position="33% 80%" style:font-name="Verdana" fo:font-size="9.75pt" fo:font-style="normal" fo:font-weight="normal"/>
    </style:style>
    <style:style style:name="T4" style:family="text">
      <style:text-properties fo:font-variant="normal" fo:text-transform="none" fo:color="#4b4b4b" fo:letter-spacing="normal" style:font-name-asian="Verdana" style:font-size-asian="9.75pt" style:font-style-asian="normal" style:font-weight-asian="normal"/>
    </style:style>
    <style:style style:name="T5" style:family="text">
      <style:text-properties fo:font-variant="normal" fo:text-transform="none" fo:color="#4b4b4b" style:font-name="Verdana" fo:font-size="9.75pt" fo:letter-spacing="normal" fo:font-style="normal" fo:font-weight="normal"/>
    </style:style>
    <style:style style:name="T6" style:family="text">
      <style:text-properties fo:font-variant="normal" fo:text-transform="none" fo:color="#666666" fo:letter-spacing="normal" style:font-name-asian="Helvetica Neue" style:font-style-asian="normal" style:font-weight-asian="normal"/>
    </style:style>
    <style:style style:name="T7" style:family="text">
      <style:text-properties fo:font-variant="normal" fo:text-transform="none" fo:color="#666666" fo:letter-spacing="normal" officeooo:rsid="0013c71a" style:font-name-asian="Helvetica Neue" style:font-style-asian="normal" style:font-weight-asian="normal"/>
    </style:style>
    <style:style style:name="T8" style:family="text">
      <style:text-properties fo:font-variant="normal" fo:text-transform="none" fo:color="#666666" fo:letter-spacing="normal" officeooo:rsid="0016565f" style:font-name-asian="Helvetica Neue" style:font-style-asian="normal" style:font-weight-asian="normal"/>
    </style:style>
    <style:style style:name="T9" style:family="text">
      <style:text-properties fo:font-variant="normal" fo:text-transform="none" fo:color="#666666" fo:letter-spacing="normal" officeooo:rsid="0017eccb" style:font-name-asian="Helvetica Neue" style:font-style-asian="normal" style:font-weight-asian="normal"/>
    </style:style>
    <style:style style:name="T10" style:family="text">
      <style:text-properties fo:font-variant="normal" fo:text-transform="none" fo:color="#666666" fo:letter-spacing="normal" style:font-name-asian="Helvetica Neue" style:font-weight-asian="normal"/>
    </style:style>
    <style:style style:name="T11" style:family="text">
      <style:text-properties fo:font-variant="normal" fo:text-transform="none" fo:color="#666666" fo:letter-spacing="normal" officeooo:rsid="0016565f" style:font-name-asian="Helvetica Neue" style:font-weight-asian="normal"/>
    </style:style>
    <style:style style:name="T12" style:family="text">
      <style:text-properties fo:font-variant="normal" fo:text-transform="none" fo:color="#666666" fo:letter-spacing="normal" officeooo:rsid="0017eccb" style:font-name-asian="Helvetica Neue" style:font-weight-asian="normal"/>
    </style:style>
    <style:style style:name="T13" style:family="text">
      <style:text-properties officeooo:rsid="001299af"/>
    </style:style>
    <style:style style:name="T14" style:family="text">
      <style:text-properties officeooo:rsid="001917c9"/>
    </style:style>
    <style:style style:name="T15" style:family="text">
      <style:text-properties officeooo:rsid="001e5dcd"/>
    </style:style>
    <style:style style:name="T16" style:family="text">
      <style:text-properties officeooo:rsid="001e8f90"/>
    </style:style>
    <style:style style:name="T17" style:family="text">
      <style:text-properties officeooo:rsid="00209d60"/>
    </style:style>
    <style:style style:name="T18" style:family="text">
      <style:text-properties officeooo:rsid="002260c4"/>
    </style:style>
    <style:style style:name="T19" style:family="text">
      <style:text-properties officeooo:rsid="0023762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8f90" style:font-weight-asian="bold" style:font-weight-complex="bold"/>
    </style:style>
    <style:style style:name="T22" style:family="text">
      <style:text-properties fo:font-weight="bold" officeooo:rsid="001e5dcd" style:font-weight-asian="bold" style:font-weight-complex="bold"/>
    </style:style>
    <style:style style:name="T23" style:family="text">
      <style:text-properties fo:font-weight="bold" officeooo:rsid="0025b16d" style:font-weight-asian="bold" style:font-weight-complex="bold"/>
    </style:style>
    <style:style style:name="T24" style:family="text">
      <style:text-properties fo:font-weight="bold" officeooo:rsid="002a3a66" style:font-weight-asian="bold" style:font-weight-complex="bold"/>
    </style:style>
    <style:style style:name="T25" style:family="text">
      <style:text-properties officeooo:rsid="00244be0"/>
    </style:style>
    <style:style style:name="T26" style:family="text">
      <style:text-properties officeooo:rsid="0025b16d"/>
    </style:style>
    <style:style style:name="T27" style:family="text">
      <style:text-properties officeooo:rsid="00283d77"/>
    </style:style>
    <style:style style:name="T28" style:family="text">
      <style:text-properties officeooo:rsid="002a3a66"/>
    </style:style>
    <style:style style:name="T29" style:family="text">
      <style:text-properties officeooo:rsid="002c79b0"/>
    </style:style>
    <style:style style:name="T30" style:family="text">
      <style:text-properties officeooo:rsid="00330e00"/>
    </style:style>
    <style:style style:name="T31" style:family="text">
      <style:text-properties officeooo:rsid="00342576"/>
    </style:style>
    <style:style style:name="T32" style:family="text">
      <style:text-properties officeooo:rsid="00353604"/>
    </style:style>
    <style:style style:name="T33" style:family="text">
      <style:text-properties officeooo:rsid="003829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练习题</text:p>
      <text:p text:style-name="P1"/>
      <text:p text:style-name="P4"><text:span text:style-name="T13">1. </text:span><text:span text:style-name="T4">找出</text:span><text:span text:style-name="T5">100——999</text:span><text:span text:style-name="T4">种所有的水仙花数。</text:span></text:p>
      <text:p text:style-name="P35"><text:span text:style-name="T2">分析：水仙花数是指：一个三位数，其各位数字立方和等于该数本身。例如：</text:span><text:span text:style-name="T1">370=3</text:span><text:span text:style-name="T3">3</text:span><text:span text:style-name="T1">+7</text:span><text:span text:style-name="T3">3</text:span><text:span text:style-name="T1">+0</text:span><text:span text:style-name="T3">0</text:span><text:span text:style-name="T1">.</text:span><text:span text:style-name="T2">这就说明</text:span><text:span text:style-name="T1">370</text:span><text:span text:style-name="T2">是一个水仙花数。【考察循环的使用】</text:span></text:p>
      <text:p text:style-name="P3"/>
      <text:p text:style-name="P6"><text:span text:style-name="T13">2. </text:span><text:span text:style-name="T6">冒泡排序： 实现一个函数bubbleSort</text:span><text:span text:style-name="T7">(lst)，返回从大到小排序后的list。【考察使用python的list和函数】</text:span></text:p>
      <text:p text:style-name="P12">测试数据：[2, 31,2,52,1,52,1,23,4,6,88,4,45,27,54,43,745,23,68 ,345,2,6,45,8,8,7,5,334,2346,323]</text:p>
      <text:p text:style-name="P13"/>
      <text:p text:style-name="P12"/>
      <text:p text:style-name="P5"><text:span text:style-name="T6">3. 帮奇奇整理实验数据文件：奇奇是一个勤奋好学的研究生，在学校负责做眼动仪实验，每次实验都会产生若干个文件。在做了很多次实验之后，她准备处理实验数据。但是她发现自己在做实验的时候没有仔细把实验数据分类，有的实验文件被多次保存，放在了不同的文件夹下。因为不希望一次实验数据被多次统计</text:span><text:span text:style-name="T9">，</text:span><text:span text:style-name="T6">她希望把</text:span><text:span text:style-name="T8">data文件夹下所有的重名文件只提取一次出来。哥哥已经帮她把data文件夹下所有数据文件放到了一个python list里面：</text:span></text:p>
      <text:p text:style-name="P14">[</text:p>
      <text:p text:style-name="P7"><text:span text:style-name="T8">'</text:span><text:span text:style-name="T6">data/jack/result1_2015_08_11.dat</text:span><text:span text:style-name="T8">',</text:span></text:p>
      <text:p text:style-name="P7"><text:span text:style-name="T8">'</text:span><text:span text:style-name="T6">data/jack/result2_2015_08_11.dat</text:span><text:span text:style-name="T8">',</text:span></text:p>
      <text:p text:style-name="P7"><text:span text:style-name="T8">'data/jack/result</text:span><text:span text:style-name="T6">3</text:span><text:span text:style-name="T8">_2015_08_11.dat',</text:span></text:p>
      <text:p text:style-name="P7"><text:span text:style-name="T8">'data/jack/result</text:span><text:span text:style-name="T6">4</text:span><text:span text:style-name="T8">_2015_08_11.dat',</text:span></text:p>
      <text:p text:style-name="P7"><text:span text:style-name="T8">'data/jack/result</text:span><text:span text:style-name="T6">5</text:span><text:span text:style-name="T8">_2015_08_11.dat',</text:span></text:p>
      <text:p text:style-name="P7"><text:span text:style-name="T8">'data/jack/result</text:span><text:span text:style-name="T6">6</text:span><text:span text:style-name="T8">_2015_08_11.dat',</text:span></text:p>
      <text:p text:style-name="P7"><text:span text:style-name="T8">'data/jack/result</text:span><text:span text:style-name="T6">7</text:span><text:span text:style-name="T8">_2015_08_11.dat',</text:span></text:p>
      <text:p text:style-name="P7"><text:span text:style-name="T8">'data/jack/result</text:span><text:span text:style-name="T6">8</text:span><text:span text:style-name="T8">_2015_08_11.dat',</text:span></text:p>
      <text:p text:style-name="P7"><text:span text:style-name="T8">'data/jack/result</text:span><text:span text:style-name="T6">9</text:span><text:span text:style-name="T8">_2015_08_11.dat',</text:span></text:p>
      <text:p text:style-name="P7"><text:span text:style-name="T8">'data/jack/result</text:span><text:span text:style-name="T6">10</text:span><text:span text:style-name="T8">_2015_08_11.dat',</text:span></text:p>
      <text:p text:style-name="P7"><text:span text:style-name="T8">'data/jack/result</text:span><text:span text:style-name="T6">12</text:span><text:span text:style-name="T8">_2015_08_11.dat',</text:span></text:p>
      <text:p text:style-name="P7"><text:span text:style-name="T8">'data/jack/result</text:span><text:span text:style-name="T6">11</text:span><text:span text:style-name="T8">_2015_08_11.dat',</text:span></text:p>
      <text:p text:style-name="P7"><text:span text:style-name="T8">'data/jack/result</text:span><text:span text:style-name="T6">13</text:span><text:span text:style-name="T8">_2015_08_11.dat',</text:span></text:p>
      <text:p text:style-name="P7"><text:span text:style-name="T8">'data/jack/result</text:span><text:span text:style-name="T6">16</text:span><text:span text:style-name="T8">_2015_08_11.dat',</text:span></text:p>
      <text:p text:style-name="P7"><text:span text:style-name="T8">'</text:span><text:span text:style-name="T6">data/jack/calibrated/result1_2015_08_11.dat</text:span><text:span text:style-name="T8">',</text:span></text:p>
      <text:p text:style-name="P7"><text:span text:style-name="T8">'</text:span><text:span text:style-name="T6">data/jack/calibrated/result2_2015_08_11.dat</text:span><text:span text:style-name="T8">',</text:span></text:p>
      <text:p text:style-name="P7"><text:span text:style-name="T8">'data/jack</text:span><text:span text:style-name="T6">/calibrated</text:span><text:span text:style-name="T8">/result</text:span><text:span text:style-name="T6">3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4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5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6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7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8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9</text:span><text:span text:style-name="T8">_2015_08_11.dat',</text:span></text:p>
      <text:p text:style-name="P7"><text:span text:style-name="T8">'data/jack</text:span><text:span text:style-name="T6">/calibrated</text:span><text:span text:style-name="T8">/result</text:span><text:span text:style-name="T6">10</text:span><text:span text:style-name="T8">_2015_08_</text:span><text:span text:style-name="T6">22</text:span><text:span text:style-name="T8">.dat',</text:span></text:p>
      <text:p text:style-name="P7"><text:span text:style-name="T8">'data/jack</text:span><text:span text:style-name="T6">/calibrated</text:span><text:span text:style-name="T8">/result</text:span><text:span text:style-name="T6">12</text:span><text:span text:style-name="T8">_2015_08_</text:span><text:span text:style-name="T6">22</text:span><text:span text:style-name="T8">.dat',</text:span></text:p>
      <text:p text:style-name="P7"><text:span text:style-name="T8">'data/jack</text:span><text:span text:style-name="T6">/calibrated</text:span><text:span text:style-name="T8">/result</text:span><text:span text:style-name="T6">11</text:span><text:span text:style-name="T8">_2015_08_</text:span><text:span text:style-name="T6">22</text:span><text:span text:style-name="T8">.dat',</text:span></text:p>
      <text:p text:style-name="P7"><text:span text:style-name="T8">'data/jack</text:span><text:span text:style-name="T6">/calibrated</text:span><text:span text:style-name="T8">/result</text:span><text:span text:style-name="T6">13</text:span><text:span text:style-name="T8">_2015_08_</text:span><text:span text:style-name="T6">22</text:span><text:span text:style-name="T8">.dat',</text:span></text:p>
      <text:p text:style-name="P7"><text:span text:style-name="T8">'data/jack</text:span><text:span text:style-name="T6">/calibrated</text:span><text:span text:style-name="T8">/result1</text:span><text:span text:style-name="T6">4</text:span><text:span text:style-name="T8">_2015_08_</text:span><text:span text:style-name="T6">2</text:span><text:span text:style-name="T8">.dat',</text:span></text:p>
      <text:p text:style-name="P7"><text:span text:style-name="T8">'data/jack</text:span><text:span text:style-name="T6">/calibrated</text:span><text:span text:style-name="T8">/result1</text:span><text:span text:style-name="T6">5</text:span><text:span text:style-name="T8">_2015_08_</text:span><text:span text:style-name="T9">22</text:span><text:span text:style-name="T8">.dat',</text:span></text:p>
      <text:p text:style-name="P7"><text:span text:style-name="T8">'</text:span><text:span text:style-name="T6">data/Amy/calibrated/result1_2015_08_</text:span><text:span text:style-name="T9">22</text:span><text:span text:style-name="T6">.dat</text:span><text:span text:style-name="T8">',</text:span></text:p>
      <text:p text:style-name="P7"><text:span text:style-name="T8">'</text:span><text:span text:style-name="T6">data/Amy/calibrated/result2_2015_08_</text:span><text:span text:style-name="T9">22</text:span><text:span text:style-name="T6">.dat</text:span><text:span text:style-name="T8">',</text:span></text:p>
      <text:p text:style-name="P7"><text:soft-page-break/><text:span text:style-name="T8">'data/</text:span><text:span text:style-name="T6">Amy/calibrated</text:span><text:span text:style-name="T8">/result</text:span><text:span text:style-name="T6">3</text:span><text:span text:style-name="T8">_2015_08_</text:span><text:span text:style-name="T9">22</text:span><text:span text:style-name="T8">.dat',</text:span></text:p>
      <text:p text:style-name="P7"><text:span text:style-name="T8">'data/</text:span><text:span text:style-name="T6">Amy/calibrated</text:span><text:span text:style-name="T8">/result</text:span><text:span text:style-name="T6">4</text:span><text:span text:style-name="T8">_2015_08_</text:span><text:span text:style-name="T9">22</text:span><text:span text:style-name="T8">.dat',</text:span></text:p>
      <text:p text:style-name="P7"><text:span text:style-name="T8">'data/</text:span><text:span text:style-name="T6">Amy/calibrated</text:span><text:span text:style-name="T8">/result</text:span><text:span text:style-name="T6">5</text:span><text:span text:style-name="T8">_2015_08_</text:span><text:span text:style-name="T9">22</text:span><text:span text:style-name="T8">.dat',</text:span></text:p>
      <text:p text:style-name="P7"><text:span text:style-name="T8">'data/</text:span><text:span text:style-name="T6">Amy/calibrated</text:span><text:span text:style-name="T8">/result</text:span><text:span text:style-name="T6">6</text:span><text:span text:style-name="T8">_2015_08_11.dat',</text:span></text:p>
      <text:p text:style-name="P7"><text:span text:style-name="T8">'data/</text:span><text:span text:style-name="T6">Amy/calibrated</text:span><text:span text:style-name="T8">/result</text:span><text:span text:style-name="T6">7</text:span><text:span text:style-name="T8">_2015_08_11.dat',</text:span></text:p>
      <text:p text:style-name="P7"><text:span text:style-name="T8">'data/</text:span><text:span text:style-name="T6">Amy/calibrated</text:span><text:span text:style-name="T8">/result</text:span><text:span text:style-name="T6">8</text:span><text:span text:style-name="T8">_2015_08_11.dat',</text:span></text:p>
      <text:p text:style-name="P7"><text:span text:style-name="T8">'data/</text:span><text:span text:style-name="T6">Amy/calibrated</text:span><text:span text:style-name="T8">/result</text:span><text:span text:style-name="T6">9</text:span><text:span text:style-name="T8">_2015_08_11.dat',</text:span></text:p>
      <text:p text:style-name="P7"><text:span text:style-name="T8">'data/</text:span><text:span text:style-name="T9">Amy</text:span><text:span text:style-name="T6">/calibrated</text:span><text:span text:style-name="T8">/result</text:span><text:span text:style-name="T6">10</text:span><text:span text:style-name="T8">_2015_08_11.dat',</text:span></text:p>
      <text:p text:style-name="P8"><text:span text:style-name="T8">'data/</text:span><text:span text:style-name="T9">Amy</text:span><text:span text:style-name="T6">/calibrated</text:span><text:span text:style-name="T8">/result</text:span><text:span text:style-name="T6">12</text:span><text:span text:style-name="T8">_2015_08_11.dat',</text:span></text:p>
      <text:p text:style-name="P8"><text:span text:style-name="T8">'data/</text:span><text:span text:style-name="T9">Amy/</text:span><text:span text:style-name="T8">jack</text:span><text:span text:style-name="T6">/calibrated</text:span><text:span text:style-name="T8">/result</text:span><text:span text:style-name="T6">11</text:span><text:span text:style-name="T8">_2015_08_11.dat',</text:span></text:p>
      <text:p text:style-name="P7"><text:span text:style-name="T8">'data/</text:span><text:span text:style-name="T9">Amy/</text:span><text:span text:style-name="T8">jack</text:span><text:span text:style-name="T6">/calibrated</text:span><text:span text:style-name="T8">/result</text:span><text:span text:style-name="T6">13</text:span><text:span text:style-name="T8">_2015_08_11.dat',</text:span></text:p>
      <text:p text:style-name="P7"><text:span text:style-name="T8">'data/</text:span><text:span text:style-name="T9">Amy/</text:span><text:span text:style-name="T8">jack</text:span><text:span text:style-name="T6">/calibrated</text:span><text:span text:style-name="T8">/result1</text:span><text:span text:style-name="T6">4</text:span><text:span text:style-name="T8">_2015_08_11.dat',</text:span></text:p>
      <text:p text:style-name="P7"><text:span text:style-name="T8">'data/</text:span><text:span text:style-name="T9">Amy/</text:span><text:span text:style-name="T8">jack/calibrated/result15_2015_08_11.dat'</text:span></text:p>
      <text:p text:style-name="P15">]</text:p>
      <text:p text:style-name="P15"/>
      <text:p text:style-name="P3">写一个程序<text:span text:style-name="T14">，打印不重复的文件的路径。【考察字典】</text:span></text:p>
      <text:p text:style-name="P9">提示程序<text:span text:style-name="T14">：</text:span></text:p>
      <text:p text:style-name="P9">//<text:span text:style-name="T14">get the extension of one file</text:span></text:p>
      <text:p text:style-name="P11">a = <text:span text:style-name="T8">'</text:span><text:span text:style-name="T11">data/</text:span><text:span text:style-name="T12">Amy/</text:span><text:span text:style-name="T11">jack/calibrated/result15_2015_08_11.dat</text:span><text:span text:style-name="T8">'</text:span></text:p>
      <text:p text:style-name="P10"><text:span text:style-name="T11">p</text:span><text:span text:style-name="T10">rint a.split('.')[-1]</text:span></text:p>
      <text:p text:style-name="P16"/>
      <text:p text:style-name="P16"/>
      <text:p text:style-name="P17">4. 第三题中，哥哥并没有把文件的list写好，而是把文件路径放在了一个叫dat_files.txt的文件里。写程序读取这个文件，存入python的list。【考察文件IO】</text:p>
      <text:p text:style-name="P17"/>
      <text:p text:style-name="P17"/>
      <text:p text:style-name="P18">5. 妹妹要设计一款斗地主在线游戏，哥哥帮她在网上下载了扑克牌的图片库，并且写了一个名为card_<text:span text:style-name="T15">mapping.json的文件。写程序实现以下步骤：</text:span></text:p>
      <text:p text:style-name="P18"><text:tab/><text:span text:style-name="T20">a</text:span><text:span text:style-name="T22">).</text:span><text:span text:style-name="T15"> 使用python的json库，把card_mapping.json转换成python的一个dict；</text:span></text:p>
      <text:p text:style-name="P18"><text:tab/><text:span text:style-name="T22">b). </text:span><text:span text:style-name="T15">实现一个名叫Card的类，类图如下：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Card</text:p>
          </table:table-cell>
        </table:table-row>
        <table:table-row>
          <table:table-cell table:style-name="Table1.A2" office:value-type="string">
            <text:p text:style-name="P40">id: String (json的key）</text:p>
            <text:p text:style-name="P37">name: utf-8 String <text:s/>(中文名)</text:p>
            <text:p text:style-name="P37">image: String (图片文件名)</text:p>
            <text:p text:style-name="P37">value: int (每一张牌有一个值，用作比大小)</text:p>
          </table:table-cell>
        </table:table-row>
        <table:table-row>
          <table:table-cell table:style-name="Table1.A2" office:value-type="string">
            <text:p text:style-name="P44">toDict() <text:s/>（把card变成dict）</text:p>
          </table:table-cell>
        </table:table-row>
      </table:table>
      <text:p text:style-name="P18"><text:tab/><text:span text:style-name="T20">c</text:span><text:span text:style-name="T21">). </text:span><text:span text:style-name="T16">根据card_mapping.json里面的内容，生成54张牌的Card Object，例如：</text:span></text:p>
      <text:p text:style-name="P22">10_c对应的card object是id=”10_c”, name=”梅花10”，image=”10_of_clubs.png”,value=”10”</text:p>
      <text:p text:style-name="P22">各个牌的value如下表<text:span text:style-name="T18">：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3</text:p>
          </table:table-cell>
          <table:table-cell table:style-name="Table2.B1" office:value-type="string">
            <text:p text:style-name="P43">3</text:p>
          </table:table-cell>
        </table:table-row>
        <table:table-row>
          <table:table-cell table:style-name="Table2.A2" office:value-type="string">
            <text:p text:style-name="P43">4</text:p>
          </table:table-cell>
          <table:table-cell table:style-name="Table2.B2" office:value-type="string">
            <text:p text:style-name="P43">4</text:p>
          </table:table-cell>
        </table:table-row>
        <table:table-row>
          <table:table-cell table:style-name="Table2.A2" office:value-type="string">
            <text:p text:style-name="P43">5</text:p>
          </table:table-cell>
          <table:table-cell table:style-name="Table2.B2" office:value-type="string">
            <text:p text:style-name="P43">5</text:p>
          </table:table-cell>
        </table:table-row>
        <table:table-row>
          <table:table-cell table:style-name="Table2.A2" office:value-type="string">
            <text:p text:style-name="P43">6</text:p>
          </table:table-cell>
          <table:table-cell table:style-name="Table2.B2" office:value-type="string">
            <text:p text:style-name="P43">6</text:p>
          </table:table-cell>
        </table:table-row>
        <table:table-row>
          <table:table-cell table:style-name="Table2.A2" office:value-type="string">
            <text:p text:style-name="P43">7</text:p>
          </table:table-cell>
          <table:table-cell table:style-name="Table2.B2" office:value-type="string">
            <text:p text:style-name="P43">7</text:p>
          </table:table-cell>
        </table:table-row>
        <table:table-row>
          <table:table-cell table:style-name="Table2.A2" office:value-type="string">
            <text:p text:style-name="P43">8</text:p>
          </table:table-cell>
          <table:table-cell table:style-name="Table2.B2" office:value-type="string">
            <text:p text:style-name="P43">8</text:p>
          </table:table-cell>
        </table:table-row>
        <table:table-row>
          <table:table-cell table:style-name="Table2.A2" office:value-type="string">
            <text:p text:style-name="P43">9</text:p>
          </table:table-cell>
          <table:table-cell table:style-name="Table2.B2" office:value-type="string">
            <text:p text:style-name="P43">9</text:p>
          </table:table-cell>
        </table:table-row>
        <text:soft-page-break/>
        <table:table-row>
          <table:table-cell table:style-name="Table2.A2" office:value-type="string">
            <text:p text:style-name="P43">10</text:p>
          </table:table-cell>
          <table:table-cell table:style-name="Table2.B2" office:value-type="string">
            <text:p text:style-name="P43">10</text:p>
          </table:table-cell>
        </table:table-row>
        <table:table-row>
          <table:table-cell table:style-name="Table2.A2" office:value-type="string">
            <text:p text:style-name="P43">J</text:p>
          </table:table-cell>
          <table:table-cell table:style-name="Table2.B2" office:value-type="string">
            <text:p text:style-name="P43">11</text:p>
          </table:table-cell>
        </table:table-row>
        <table:table-row>
          <table:table-cell table:style-name="Table2.A2" office:value-type="string">
            <text:p text:style-name="P43">Q</text:p>
          </table:table-cell>
          <table:table-cell table:style-name="Table2.B2" office:value-type="string">
            <text:p text:style-name="P43">12</text:p>
          </table:table-cell>
        </table:table-row>
        <table:table-row>
          <table:table-cell table:style-name="Table2.A2" office:value-type="string">
            <text:p text:style-name="P43">K</text:p>
          </table:table-cell>
          <table:table-cell table:style-name="Table2.B2" office:value-type="string">
            <text:p text:style-name="P43">13</text:p>
          </table:table-cell>
        </table:table-row>
        <table:table-row>
          <table:table-cell table:style-name="Table2.A2" office:value-type="string">
            <text:p text:style-name="P43">A</text:p>
          </table:table-cell>
          <table:table-cell table:style-name="Table2.B2" office:value-type="string">
            <text:p text:style-name="P43">15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B2" office:value-type="string">
            <text:p text:style-name="P43">20</text:p>
          </table:table-cell>
        </table:table-row>
        <table:table-row>
          <table:table-cell table:style-name="Table2.A2" office:value-type="string">
            <text:p text:style-name="P36">小王</text:p>
          </table:table-cell>
          <table:table-cell table:style-name="Table2.B2" office:value-type="string">
            <text:p text:style-name="P43">50</text:p>
          </table:table-cell>
        </table:table-row>
        <table:table-row>
          <table:table-cell table:style-name="Table2.A2" office:value-type="string">
            <text:p text:style-name="P36">大王</text:p>
          </table:table-cell>
          <table:table-cell table:style-name="Table2.B2" office:value-type="string">
            <text:p text:style-name="P43">100</text:p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36"/>
          </table:table-cell>
        </table:table-row>
      </table:table>
      <text:p text:style-name="P22"/>
      <text:p text:style-name="P22"/>
      <text:p text:style-name="P22">【翻译: ♣Clubs, ♦Diamonds，♥Heart<text:span text:style-name="T19">s</text:span>， ♠Spades】</text:p>
      <text:p text:style-name="P18"><text:tab/></text:p>
      <text:p text:style-name="P24"><text:tab/><text:span text:style-name="T20">d). </text:span>将54个card objects生成json，存储到cards.json文件里，格式如下：</text:p>
      <text:p text:style-name="P23">{</text:p>
      <text:p text:style-name="P23"><text:tab/>“10_c”: {“<text:span text:style-name="T17">id”</text:span>：<text:span text:style-name="T17">”10_c”, “name”:”梅花10”，</text:span>“<text:span text:style-name="T17">image</text:span>”：<text:span text:style-name="T17">”10_of_clubs.png”,</text:span>“<text:span text:style-name="T17">value</text:span>”：<text:span text:style-name="T17">”10”</text:span>},</text:p>
      <text:p text:style-name="P23"><text:tab/>…….</text:p>
      <text:p text:style-name="P23">}</text:p>
      <text:p text:style-name="P18"/>
      <text:p text:style-name="P25"><text:tab/><text:span text:style-name="T20">e).</text:span> 洗牌：将card_mapping.json所有的keys放到一个list里面，打乱顺序</text:p>
      <text:p text:style-name="P25"/>
      <text:p text:style-name="P26"><text:tab/><text:span text:style-name="T23">f).</text:span><text:span text:style-name="T26"> 建立一个class叫CardBundle:</text:span></text:p>
      <text:p text:style-name="P20"/>
      <table:table table:name="Table5" table:style-name="Table5">
        <table:table-column table:style-name="Table5.A"/>
        <table:table-row>
          <table:table-cell table:style-name="Table5.A1" office:value-type="string">
            <text:p text:style-name="P51">CardBundle</text:p>
          </table:table-cell>
        </table:table-row>
        <table:table-row>
          <table:table-cell table:style-name="Table5.A2" office:value-type="string">
            <text:p text:style-name="P42"><text:span text:style-name="T26">cards</text:span>: <text:span text:style-name="T26">list of cards</text:span></text:p>
            <text:p text:style-name="P39"/>
          </table:table-cell>
        </table:table-row>
        <table:table-row>
          <table:table-cell table:style-name="Table5.A2" office:value-type="string">
            <text:p text:style-name="P46">__<text:span text:style-name="T26">init__(cardList)</text:span></text:p>
          </table:table-cell>
        </table:table-row>
      </table:table>
      <text:p text:style-name="P26"/>
      <text:p text:style-name="P25"><text:tab/><text:span text:style-name="T23">g</text:span><text:span text:style-name="T20">).</text:span> <text:span text:style-name="T25"><text:s/>建立一个class叫Player:</text:span></text:p>
      <text:p text:style-name="P19"/>
      <table:table table:name="Table3" table:style-name="Table3">
        <table:table-column table:style-name="Table3.A"/>
        <table:table-row>
          <table:table-cell table:style-name="Table3.A1" office:value-type="string">
            <text:p text:style-name="P49">Player</text:p>
          </table:table-cell>
        </table:table-row>
        <table:table-row>
          <table:table-cell table:style-name="Table3.A2" office:value-type="string">
            <text:p text:style-name="P41">id: String (以后数据库里面的id）</text:p>
            <text:p text:style-name="P38">name: utf-8 String <text:s/>(昵称)</text:p>
            <text:p text:style-name="P53">wealth: int （财富值）</text:p>
            <text:p text:style-name="P38"><text:span text:style-name="T30">avatar</text:span>: String (头像图片文件)</text:p>
          </table:table-cell>
        </table:table-row>
        <table:table-row>
          <table:table-cell table:style-name="Table3.A2" office:value-type="string">
            <text:p text:style-name="P46"/>
          </table:table-cell>
        </table:table-row>
      </table:table>
      <text:p text:style-name="P27"/>
      <text:p text:style-name="P63"><text:tab/></text:p>
      <text:p text:style-name="P63"><text:span text:style-name="T23"><text:tab/>h).</text:span><text:span text:style-name="T26"> 建立class叫GameRole：</text:span></text:p>
      <text:p text:style-name="P27"/>
      <table:table table:name="Table4" table:style-name="Table4">
        <table:table-column table:style-name="Table4.A"/>
        <table:table-row>
          <table:table-cell table:style-name="Table4.A1" office:value-type="string">
            <text:p text:style-name="P53">GameRole</text:p>
          </table:table-cell>
        </table:table-row>
        <table:table-row>
          <table:table-cell table:style-name="Table4.A2" office:value-type="string">
            <text:p text:style-name="P50"><text:span text:style-name="T26">p</text:span>layer: Player</text:p>
            <text:p text:style-name="P51">cards: list of cards <text:s/>手牌</text:p>
            <text:p text:style-name="P64">lastDiscard: cardBuddle 最后一次出的牌</text:p>
          </table:table-cell>
        </table:table-row>
        <text:soft-page-break/>
        <table:table-row>
          <table:table-cell table:style-name="Table4.A2" office:value-type="string">
            <text:p text:style-name="P45">__<text:span text:style-name="T26">init__(player, cardList)</text:span></text:p>
            <text:p text:style-name="P56">cardCount() :<text:span text:style-name="T29">int</text:span> <text:s/>手上剩多少张牌</text:p>
            <text:p text:style-name="P53">discard(<text:span text:style-name="T29">cardList</text:span>): <text:span text:style-name="T29">CardBundle</text:span> <text:s/>出牌</text:p>
          </table:table-cell>
        </table:table-row>
      </table:table>
      <text:p text:style-name="P27"/>
      <text:p text:style-name="P27">建立Farmer和LandLord这两个class<text:span text:style-name="T27">，都继承自GameRole</text:span></text:p>
      <text:p text:style-name="P28"/>
      <text:p text:style-name="P28"><text:span text:style-name="T28"><text:tab/></text:span><text:span text:style-name="T24">i).</text:span><text:span text:style-name="T28"> 建立Dispipe class，牌冢</text:span></text:p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p text:style-name="P55">Dispipe</text:p>
          </table:table-cell>
        </table:table-row>
        <table:table-row>
          <table:table-cell table:style-name="Table6.A2" office:value-type="string">
            <text:p text:style-name="P52">cards: list of cards</text:p>
            <text:p text:style-name="P52"/>
          </table:table-cell>
        </table:table-row>
        <table:table-row>
          <table:table-cell table:style-name="Table6.A2" office:value-type="string">
            <text:p text:style-name="P47">__<text:span text:style-name="T26">init__()</text:span></text:p>
            <text:p text:style-name="P58">receive(cardBundle) <text:s/>放入牌冢</text:p>
            <text:p text:style-name="P57">cardCount() :<text:span text:style-name="T29">int</text:span> <text:s/>牌冢有多少张牌</text:p>
          </table:table-cell>
        </table:table-row>
      </table:table>
      <text:p text:style-name="P29"/>
      <text:p text:style-name="P27"><text:tab/><text:span text:style-name="T29">j). 建立Game class</text:span></text:p>
      <text:p text:style-name="P30"/>
      <table:table table:name="Table7" table:style-name="Table7">
        <table:table-column table:style-name="Table7.A"/>
        <table:table-row>
          <table:table-cell table:style-name="Table7.A1" office:value-type="string">
            <text:p text:style-name="P54">Game</text:p>
          </table:table-cell>
        </table:table-row>
        <table:table-row>
          <table:table-cell table:style-name="Table7.A2" office:value-type="string">
            <text:p text:style-name="P58">farmer1: Farmer</text:p>
            <text:p text:style-name="P58">farmer2: Farmer</text:p>
            <text:p text:style-name="P58">landLord: LandLord</text:p>
            <text:p text:style-name="P58">dispipe: Dispipe</text:p>
          </table:table-cell>
        </table:table-row>
        <table:table-row>
          <table:table-cell table:style-name="Table7.A2" office:value-type="string">
            <text:p text:style-name="P48">__<text:span text:style-name="T26">init__(player1, player2, player3)</text:span></text:p>
            <text:p text:style-name="P54"/>
          </table:table-cell>
        </table:table-row>
      </table:table>
      <text:p text:style-name="P30"/>
      <text:p text:style-name="P27"/>
      <text:p text:style-name="P27"/>
      <text:p text:style-name="P31">6. 阅读教程<text:span text:style-name="T30">：python标准库14：数据库（sqlite3），实现以下功能：</text:span></text:p>
      <text:p text:style-name="P31"><text:tab/>a<text:span text:style-name="T30">). 在doudizhu.db文件中，新建table叫 player</text:span></text:p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id</text:p>
          </table:table-cell>
          <table:table-cell table:style-name="Table9.B1" office:value-type="string">
            <text:p text:style-name="P60">Int primary key, auto increase</text:p>
          </table:table-cell>
        </table:table-row>
        <table:table-row>
          <table:table-cell table:style-name="Table9.A2" office:value-type="string">
            <text:p text:style-name="P60">Name</text:p>
          </table:table-cell>
          <table:table-cell table:style-name="Table9.B2" office:value-type="string">
            <text:p text:style-name="P60">text</text:p>
          </table:table-cell>
        </table:table-row>
        <table:table-row>
          <table:table-cell table:style-name="Table9.A2" office:value-type="string">
            <text:p text:style-name="P60">wealth</text:p>
          </table:table-cell>
          <table:table-cell table:style-name="Table9.B2" office:value-type="string">
            <text:p text:style-name="P60">int</text:p>
          </table:table-cell>
        </table:table-row>
        <table:table-row>
          <table:table-cell table:style-name="Table9.A2" office:value-type="string">
            <text:p text:style-name="P60">avatar</text:p>
          </table:table-cell>
          <table:table-cell table:style-name="Table9.B2" office:value-type="string">
            <text:p text:style-name="P60">text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32"/>
      <text:p text:style-name="P27"><text:tab/><text:span text:style-name="T31">b). createPlayer(player)</text:span></text:p>
      <text:p text:style-name="P61"><text:s text:c="7"/>c). getPlayerById(id): Player</text:p>
      <text:p text:style-name="P61"><text:tab/>d). updatePlayer(player): Player</text:p>
      <text:p text:style-name="P27"><text:tab/><text:span text:style-name="T31">e). deletePlayerById(id)</text:span></text:p>
      <text:p text:style-name="P27"/>
      <text:p text:style-name="P27"/>
      <text:p text:style-name="P33">7. 阅读flask官网教程，实现以下http <text:span text:style-name="T33">REST</text:span> API<text:span text:style-name="T32">：</text:span></text:p>
      <text:p text:style-name="P33"><text:tab/><text:span text:style-name="T32">base_url=localhost:8000</text:span></text:p>
      <text:p text:style-name="P27"><text:tab/><text:span text:style-name="T32">a). POST /api/player</text:span></text:p>
      <text:p text:style-name="P27"><text:soft-page-break/><text:tab/><text:span text:style-name="T32">b). GET /api/player</text:span></text:p>
      <text:p text:style-name="P62"><text:tab/>c). GET /api/player/:id</text:p>
      <text:p text:style-name="P34"><text:tab/>d). PUT /api/player/:id</text:p>
      <text:p text:style-name="P34"><text:tab/>e). DELETE /api/player/:id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49:05.117928614</meta:creation-date>
    <dc:date>2017-01-08T23:08:35.036653053</dc:date>
    <meta:editing-duration>PT9H4S</meta:editing-duration>
    <meta:editing-cycles>20</meta:editing-cycles>
    <meta:generator>LibreOffice/5.1.4.2$Linux_X86_64 LibreOffice_project/10m0$Build-2</meta:generator>
    <meta:document-statistic meta:table-count="8" meta:image-count="0" meta:object-count="0" meta:page-count="5" meta:paragraph-count="162" meta:word-count="1005" meta:character-count="4331" meta:non-whitespace-character-count="4181"/>
  </office:meta>
</office:document-meta>
</file>